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056f" officeooo:paragraph-rsid="001a056f"/>
    </style:style>
    <style:style style:name="P2" style:family="paragraph" style:parent-style-name="Standard">
      <style:text-properties fo:font-weight="bold" officeooo:rsid="001a056f" officeooo:paragraph-rsid="001a056f" style:font-weight-asian="bold" style:font-weight-complex="bold"/>
    </style:style>
    <style:style style:name="P3" style:family="paragraph" style:parent-style-name="Table_20_Contents">
      <style:text-properties officeooo:rsid="0023d077" officeooo:paragraph-rsid="0023d077"/>
    </style:style>
    <style:style style:name="P4" style:family="paragraph" style:parent-style-name="Standard">
      <style:text-properties officeooo:rsid="001a056f" officeooo:paragraph-rsid="001a056f"/>
    </style:style>
    <style:style style:name="P5" style:family="paragraph" style:parent-style-name="Standard">
      <style:text-properties officeooo:rsid="001fb6f7" officeooo:paragraph-rsid="001fb6f7"/>
    </style:style>
    <style:style style:name="P6" style:family="paragraph" style:parent-style-name="Standard" style:list-style-name="L1">
      <style:text-properties officeooo:rsid="001fb6f7" officeooo:paragraph-rsid="001fb6f7"/>
    </style:style>
    <style:style style:name="P7" style:family="paragraph" style:parent-style-name="Standard" style:list-style-name="L2">
      <style:text-properties officeooo:rsid="001fb6f7" officeooo:paragraph-rsid="001fb6f7"/>
    </style:style>
    <style:style style:name="P8" style:family="paragraph" style:parent-style-name="Standard" style:list-style-name="L1">
      <style:text-properties officeooo:rsid="00206643" officeooo:paragraph-rsid="00206643"/>
    </style:style>
    <style:style style:name="P9" style:family="paragraph" style:parent-style-name="Standard" style:list-style-name="L2">
      <style:text-properties officeooo:rsid="00206643" officeooo:paragraph-rsid="00206643"/>
    </style:style>
    <style:style style:name="P10" style:family="paragraph" style:parent-style-name="Standard">
      <style:text-properties officeooo:rsid="00206643" officeooo:paragraph-rsid="00206643"/>
    </style:style>
    <style:style style:name="P11" style:family="paragraph" style:parent-style-name="Standard" style:list-style-name="L3">
      <style:text-properties officeooo:rsid="00206643" officeooo:paragraph-rsid="00206643"/>
    </style:style>
    <style:style style:name="P12" style:family="paragraph" style:parent-style-name="Standard">
      <style:text-properties fo:font-size="24pt" fo:font-weight="bold" officeooo:rsid="00206643" officeooo:paragraph-rsid="00206643" style:font-size-asian="24pt" style:font-weight-asian="bold" style:font-size-complex="24pt" style:font-weight-complex="bold"/>
    </style:style>
    <style:style style:name="P13" style:family="paragraph" style:parent-style-name="Standard">
      <style:text-properties fo:font-weight="bold" officeooo:rsid="001a056f" officeooo:paragraph-rsid="001a056f" style:font-weight-asian="bold" style:font-weight-complex="bold"/>
    </style:style>
    <style:style style:name="P14" style:family="paragraph" style:parent-style-name="Standard">
      <style:text-properties fo:font-weight="bold" officeooo:rsid="00206643" officeooo:paragraph-rsid="00206643" style:font-weight-asian="bold" style:font-weight-complex="bold"/>
    </style:style>
    <style:style style:name="P15" style:family="paragraph" style:parent-style-name="Standard">
      <style:text-properties fo:font-weight="bold" officeooo:rsid="0023d077" officeooo:paragraph-rsid="0023d077" style:font-weight-asian="bold" style:font-weight-complex="bold"/>
    </style:style>
    <style:style style:name="P16" style:family="paragraph" style:parent-style-name="Standard">
      <style:text-properties fo:font-size="12pt" fo:font-weight="normal" officeooo:rsid="001dc5db" officeooo:paragraph-rsid="00206643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fo:font-weight="normal" officeooo:rsid="00206643" officeooo:paragraph-rsid="00206643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1f010" officeooo:paragraph-rsid="0021f010" style:font-weight-asian="normal" style:font-weight-complex="normal"/>
    </style:style>
    <style:style style:name="P19" style:family="paragraph" style:parent-style-name="Standard">
      <style:text-properties officeooo:rsid="0021f010" officeooo:paragraph-rsid="0021f010"/>
    </style:style>
    <style:style style:name="P20" style:family="paragraph" style:parent-style-name="Standard">
      <style:text-properties officeooo:rsid="0023e54a" officeooo:paragraph-rsid="0023e54a"/>
    </style:style>
    <style:style style:name="P21" style:family="paragraph" style:parent-style-name="Standard">
      <style:text-properties officeooo:rsid="0024b7af" officeooo:paragraph-rsid="0024b7af"/>
    </style:style>
    <style:style style:name="T1" style:family="text">
      <style:text-properties officeooo:rsid="0018826a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officeooo:rsid="0021f010"/>
    </style:style>
    <style:style style:name="T4" style:family="text">
      <style:text-properties officeooo:rsid="0023d077"/>
    </style:style>
    <style:style style:name="T5" style:family="text">
      <style:text-properties officeooo:rsid="0023e54a"/>
    </style:style>
    <style:style style:name="T6" style:family="text">
      <style:text-properties fo:font-style="normal" fo:font-weight="bold" officeooo:rsid="0021f010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b7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MODBUS NETWORK INFO</text:span></text:p>
      <text:p text:style-name="P10">Hardware: RS232 over serial to Arduino <text:span text:style-name="T1">/dev/ttyACM0</text:span></text:p>
      <text:p text:style-name="P16">Baud rate: 9600</text:p>
      <text:p text:style-name="P16"/>
      <text:list xml:id="list1044079961413725877" text:style-name="L3">
        <text:list-item>
          <text:p text:style-name="P11"><text:span text:style-name="T3">Broadcast</text:span>: address 00</text:p>
        </text:list-item>
        <text:list-item>
          <text:p text:style-name="P11">Arduino: address 01</text:p>
          <text:p text:style-name="P11"/>
        </text:list-item>
      </text:list>
      <text:p text:style-name="P1">BEHAVIOR DEFINITION.</text:p>
      <text:p text:style-name="P1">Protocol: Modbus RTU</text:p>
      <text:p text:style-name="P1"/>
      <text:p text:style-name="P1"/>
      <text:p text:style-name="P12">MODBUS COMAND IMPLEMENTATION</text:p>
      <text:p text:style-name="P2"/>
      <text:list xml:id="list4505531950188470195" text:style-name="L4">
        <text:list-item>
          <text:p text:style-name="P17">All communication is expected to be initiated by the server. </text:p>
          <text:p text:style-name="P17"/>
        </text:list-item>
        <text:list-item>
          <text:p text:style-name="P18">When a node is given a command, it responds with a dataframe containing its -own- address. Master doesn't have an address.</text:p>
          <text:p text:style-name="P17"/>
        </text:list-item>
      </text:list>
      <text:p text:style-name="P14">DATAFRAME STRUCTURE<text:span text:style-name="T4"> - modbus ASCII</text:span></text:p>
      <text:p text:style-name="P14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Function</text:p>
          </table:table-cell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3">LRC</text:p>
          </table:table-cell>
          <table:table-cell table:style-name="Table1.G1" office:value-type="string">
            <text:p text:style-name="P3">End</text:p>
          </table:table-cell>
        </table:table-row>
        <table:table-row>
          <table:table-cell table:style-name="Table1.A2" office:value-type="string">
            <text:p text:style-name="P3">Length (bytes)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4n</text:p>
          </table:table-cell>
          <table:table-cell table:style-name="Table1.A2" office:value-type="string">
            <text:p text:style-name="P3">4</text:p>
          </table:table-cell>
          <table:table-cell table:style-name="Table1.G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Desc</text:p>
          </table:table-cell>
          <table:table-cell table:style-name="Table1.A2" office:value-type="string">
            <text:p text:style-name="P3">Colon ':' ASCII 3A</text:p>
          </table:table-cell>
          <table:table-cell table:style-name="Table1.A2" office:value-type="string">
            <text:p text:style-name="P3">Station Address</text:p>
          </table:table-cell>
          <table:table-cell table:style-name="Table1.A2" office:value-type="string">
            <text:p text:style-name="P3">Function code</text:p>
          </table:table-cell>
          <table:table-cell table:style-name="Table1.A2" office:value-type="string">
            <text:p text:style-name="P3">Data</text:p>
          </table:table-cell>
          <table:table-cell table:style-name="Table1.A2" office:value-type="string">
            <text:p text:style-name="P3">Checksum</text:p>
          </table:table-cell>
          <table:table-cell table:style-name="Table1.G2" office:value-type="string">
            <text:p text:style-name="P3">CR/LF</text:p>
            <text:p text:style-name="P3">0D 0A</text:p>
          </table:table-cell>
        </table:table-row>
      </table:table>
      <text:p text:style-name="P14"/>
      <text:p text:style-name="P15">Maximum dataframe length: 256 Bytes</text:p>
      <text:p text:style-name="P2"/>
      <text:p text:style-name="P2"><text:span text:style-name="T5">INTERACTIONS</text:span>:</text:p>
      <text:p text:style-name="P1"/>
      <text:p text:style-name="P1">Request: please <text:span text:style-name="T6">read back holding</text:span> <text:span text:style-name="T5">registers</text:span></text:p>
      <text:p text:style-name="P20"><text:tab/>Node Address </text:p>
      <text:p text:style-name="P20"><text:tab/>Code 03</text:p>
      <text:p text:style-name="P20"><text:tab/>2 bytes Starting register </text:p>
      <text:p text:style-name="P20"><text:tab/>2 bytes number of registers</text:p>
      <text:p text:style-name="P20"><text:tab/>CRC16</text:p>
      <text:p text:style-name="P20"/>
      <text:p text:style-name="P20"><text:tab/><text:span text:style-name="T7">Response:</text:span></text:p>
      <text:p text:style-name="P20"><text:tab/>Node Address</text:p>
      <text:p text:style-name="P20"><text:tab/>Code 03</text:p>
      <text:p text:style-name="P20"><text:tab/>2 bytes Data length</text:p>
      <text:p text:style-name="P20"><text:tab/>Data</text:p>
      <text:p text:style-name="P20"><text:tab/>CRC16</text:p>
      <text:p text:style-name="P1"><text:tab/></text:p>
      <text:p text:style-name="P1">Request: please change <text:span text:style-name="T5">holding </text:span>register NN</text:p>
      <text:p text:style-name="P20"><text:soft-page-break/><text:tab/>Node Address</text:p>
      <text:p text:style-name="P20"><text:tab/>Code 06</text:p>
      <text:p text:style-name="P20"><text:tab/>Register Address</text:p>
      <text:p text:style-name="P20"><text:tab/><text:span text:style-name="T8">Data contents</text:span></text:p>
      <text:p text:style-name="P21"><text:tab/></text:p>
      <text:p text:style-name="P20"><text:tab/></text:p>
      <text:p text:style-name="P1">Request: please loop back</text:p>
      <text:p text:style-name="P19"><text:tab/>Code 08</text:p>
      <text:p text:style-name="P19"><text:tab/>Sub-function 00 00</text:p>
      <text:p text:style-name="P19"><text:tab/>Data field (two 16-bit words)</text:p>
      <text:p text:style-name="P19"><text:tab/>CRC Check</text:p>
      <text:p text:style-name="P19"/>
      <text:p text:style-name="P19"><text:tab/>Example: 01 08 00 00 A5 37 DA 8D</text:p>
      <text:p text:style-name="P19"><text:tab/></text:p>
      <text:p text:style-name="P19"><text:tab/>Expected response:</text:p>
      <text:p text:style-name="P19"><text:tab/></text:p>
      <text:p text:style-name="P1"/>
      <text:p text:style-name="P10"/>
      <text:p text:style-name="P12">ARDUINO MODBUS REGISTERS</text:p>
      <text:p text:style-name="P10"/>
      <text:p text:style-name="P5">INPUT REGISTERS</text:p>
      <text:list xml:id="list4091468124838653223" text:style-name="L1">
        <text:list-item>
          <text:p text:style-name="P6">Input registers are read-only, provided by IO devices. 16 bit.</text:p>
        </text:list-item>
        <text:list-item>
          <text:p text:style-name="P6">00 : NTC0</text:p>
        </text:list-item>
        <text:list-item>
          <text:p text:style-name="P6">01: PRT0 <text:s text:c="3"/></text:p>
        </text:list-item>
        <text:list-item>
          <text:p text:style-name="P6">02: PRT1</text:p>
        </text:list-item>
        <text:list-item>
          <text:p text:style-name="P8">03: Speed Feedback from </text:p>
          <text:p text:style-name="P8"/>
        </text:list-item>
      </text:list>
      <text:p text:style-name="P5">HOLDING REGISTERS</text:p>
      <text:list xml:id="list6519236710431300933" text:style-name="L2">
        <text:list-item>
          <text:p text:style-name="P7">Holding registers are for settings. 16 bit.</text:p>
        </text:list-item>
        <text:list-item>
          <text:p text:style-name="P9">00: Speed reques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20:24:02.022929745</meta:creation-date>
    <meta:editing-duration>PT13M7S</meta:editing-duration>
    <meta:editing-cycles>4</meta:editing-cycles>
    <meta:generator>LibreOffice/4.3.3.2$Linux_X86_64 LibreOffice_project/430m0$Build-2</meta:generator>
    <meta:initial-creator>Andrew Young</meta:initial-creator>
    <dc:date>2017-08-06T00:08:51.938158992</dc:date>
    <dc:creator>Andrew Young</dc:creator>
    <meta:document-statistic meta:table-count="1" meta:image-count="0" meta:object-count="0" meta:page-count="2" meta:paragraph-count="78" meta:word-count="223" meta:character-count="1262" meta:non-whitespace-character-count="1089"/>
  </office:meta>
</office:document-meta>
</file>